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office:value-type="string" calcext:value-type="string">
            <text:p>Ye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08:09:19.592932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10T09:51:01.480356650</dc:date>
    <meta:editing-duration>PT2H30M29S</meta:editing-duration>
    <meta:editing-cycles>13</meta:editing-cycles>
    <meta:generator>LibreOffice/4.2.8.2$Linux_X86_64 LibreOffice_project/420m0$Build-2</meta:generator>
    <meta:document-statistic meta:table-count="1" meta:cell-count="590" meta:object-count="0"/>
  </office:meta>
</office:document-meta>
</file>